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16"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17"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18"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19"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0"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1"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2"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4"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fo:font-size="14pt" fo:font-style="normal" style:text-underline-style="none" fo:font-weight="normal" officeooo:rsid="000a8fd5" officeooo:paragraph-rsid="001b6156"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0a8fd5" officeooo:paragraph-rsid="001b6156" style:font-size-asian="12.25pt" style:font-style-asian="normal" style:font-weight-asian="normal" style:font-size-complex="14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133de"/>
    </style:style>
    <style:style style:name="T5" style:family="text">
      <style:text-properties officeooo:rsid="0017ca20"/>
    </style:style>
    <style:style style:name="T6" style:family="text">
      <style:text-properties officeooo:rsid="00184707"/>
    </style:style>
    <style:style style:name="T7" style:family="text">
      <style:text-properties officeooo:rsid="001a15c2"/>
    </style:style>
    <style:style style:name="T8" style:family="text">
      <style:text-properties officeooo:rsid="001ac33e"/>
    </style:style>
    <style:style style:name="T9" style:family="text">
      <style:text-properties officeooo:rsid="001b61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15">Le <text:span text:style-name="T5">code du </text:span>menu <text:span text:style-name="T5">se trouve dans menuEtImage.inc dans le dossier include. On peut rajouter des lignes et des sous-menus à partir de ce code.</text:span></text:p>
      <text:p text:style-name="P16"/>
      <text:p text:style-name="P7">2) Les produits</text:p>
      <text:p text:style-name="P17"/>
      <text:p text:style-name="P18"><text:span text:style-name="T6">Ils s'affichent dans les différentes pages accessibles depuis le menu. 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19"/>
      <text:p text:style-name="P7">3)Les biens</text:p>
      <text:p text:style-name="P20"/>
      <text:p text:style-name="P23">Les biens sont stockés dans la base de donnée.</text:p>
      <text:p text:style-name="P20">Les fichiers correspondants aux bien sont nommés avec la convention : </text:p>
      <text:p text:style-name="P20">« typedeproduitX »</text:p>
      <text:p text:style-name="P20"/>
      <text:p text:style-name="P20">typedeproduit correspondant au type de produit (maison, appartement...) </text:p>
      <text:p text:style-name="P20">Et X correspondant à son numéro de création et à son ordre de présentation dans la page du produit.</text:p>
      <text:p text:style-name="P20">C'est à dire que la première maison présentée dans le sous-menu des Maisons, correspond au fichier « maison1.<text:span text:style-name="T7">php</text:span> »</text:p>
      <text:p text:style-name="P20"/>
      <text:p text:style-name="P20"/>
      <text:p text:style-name="P8">4) Les images</text:p>
      <text:p text:style-name="P21"/>
      <text:p text:style-name="P21">Les images affichées sur le site sont stockées <text:span text:style-name="T7">dans la base de donnée.</text:span></text:p>
      <text:p text:style-name="P21"/>
      <text:p text:style-name="P21"/>
      <text:p text:style-name="P22"><text:span text:style-name="T2">5) </text:span><text:span text:style-name="T3">Le css/ </text:span><text:span text:style-name="T4">Charte graphique </text:span></text:p>
      <text:p text:style-name="P9"><text:span text:style-name="T3">Le fichier css comporte le menu, il comporte </text:span><text:span text:style-name="T4">l'interface du slider, ainsi que la mise en forme globale du site.</text:span></text:p>
      <text:p text:style-name="P10"/>
      <text:p text:style-name="P11">La police du menu, est « Arial » tandis que tous les éléments de la page sont en police de base du navigateur. La couleur du fond de page est : « CornflowerBlue ».</text:p>
      <text:p text:style-name="P11">Chaques élements sur les pages sont entourés d'une bordure sont en blanc, avec une opacité de 0,3, ce qui a pour effet d'afficher un bleu un peu plus clair que le reste de la page. <text:span text:style-name="T7">Les class qui entourent les biens sont des class='contoursmaison'</text:span></text:p>
      <text:p text:style-name="P11"/>
      <text:p text:style-name="P14">6) Générateur de PDF</text:p>
      <text:p text:style-name="P14"/>
      <text:p text:style-name="P1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26">On utilise la fonction HTMLtoPDF pour sauvegarder les données de la page et on la transforme enfin en PDF en utilisant la fonction HTMLtoPDF() dans pdfFromHTML.js <text:s text:c="3"/>.</text:p>
      <text:p text:style-name="P12"/>
      <text:p text:style-name="P14">7) Le slider</text:p>
      <text:p text:style-name="P1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2">Les images sont nommées conformément à la convention </text:p>
      <text:p text:style-name="P12">imageXtypedeproduitY</text:p>
      <text:p text:style-name="P12"/>
      <text:p text:style-name="P12">X correspondant au numéro de l'image, le typedeproduit au type de produit, et Y au numéro du type de produit.</text:p>
      <text:p text:style-name="P12"/>
      <text:p text:style-name="P26">La class du slider est class='slider'</text:p>
      <text:p text:style-name="P26"/>
      <text:p text:style-name="P29">8) Recherche avec critères</text:p>
      <text:p text:style-name="P27">Pour ajouter des critères, ajoutez des lignes dans la base de donnée dans la table critere et ils s'ajouteront dans la recherche.</text:p>
      <text:p text:style-name="P27"/>
      <text:p text:style-name="P30">9) Front Office</text:p>
      <text:p text:style-name="P13"><text:span text:style-name="T8">Pour le Front Office, le site recupère les données de la base de donnée pour afficher </text:span><text:soft-page-break/><text:span text:style-name="T8">les produits. Ajoutez des produits à la base de données et le site affichera de lui même <text:s/>le bien. </text:span></text:p>
      <text:p text:style-name="P27">Si vous voulez modifier les fonctions, vous pouvez les retrouver dans le dossier FonctionsPhp sous le nom 'fonctionsFrontOffice.php'</text:p>
      <text:p text:style-name="P27"/>
      <text:p text:style-name="P30">10) Back Office</text:p>
      <text:p text:style-name="P27"/>
      <text:p text:style-name="P24">Vous pouvez vous connecter en tant qu'administrateur sur le site. Vous pouvez ajouter des comptes administrateurs. Pour ceci, vous devrez aller directement sur la base de données et ajouter une ligne dans la table utilisateur.</text:p>
      <text:p text:style-name="P25"><text:span text:style-name="T6">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25"><text:span text:style-name="T7"/></text:p>
      <text:p text:style-name="P31"><text:span text:style-name="T9">11) Page contenant un bien en particulier.</text:span></text:p>
      <text:p text:style-name="P28"><text:span text:style-name="T9">Lorsque l'on clique sur un bien en particulier, il recupere l'id du bien sur lequel on clique afin d'afficher les informations correspondantes. Cela ouvre toujours la meme page modifiée par les informations nécess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text:span><text:span text:style-name="MT2">Documentation Technique</text:span><text:span text:style-name="MT1"><text:tab/></text:span><text:span text:style-name="MT1"><text:page-number text:select-page="current">3</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4-19T14:34:27.58</dc:date>
    <meta:editing-duration>PT52M30S</meta:editing-duration>
    <meta:editing-cycles>12</meta:editing-cycles>
    <meta:generator>LibreOffice/4.0.3.3$Windows_x86 LibreOffice_project/0eaa50a932c8f2199a615e1eb30f7ac74279539</meta:generator>
    <meta:document-statistic meta:table-count="0" meta:image-count="0" meta:object-count="0" meta:page-count="3" meta:paragraph-count="42" meta:word-count="788" meta:character-count="4731" meta:non-whitespace-character-count="3969"/>
  </office:meta>
</office:document-meta>
</file>